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901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0.9319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4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tal Open</text:p>
          </table:table-cell>
          <table:table-cell table:number-columns-repeated="3"/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Defects</text:p>
          </table:table-cell>
          <table:table-cell table:style-name="ce1" office:value-type="string" calcext:value-type="string">
            <text:p>Closed Defects</text:p>
          </table:table-cell>
          <table:table-cell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hip Issu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ma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All Open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  <draw:frame table:end-cell-address="'Raw-Data'.Q50" table:end-x="1.0295in" table:end-y="0.1386in" draw:z-index="0" draw:style-name="gr1" draw:text-style-name="P1" svg:width="8.313in" svg:height="3.6681in" svg:x="0.1291in" svg:y="0.1677in">
              <draw:object draw:notify-on-update-of-ranges="'Raw-Data'.B6:'Raw-Data'.B12 'Raw-Data'.C2:'Raw-Data'.C2 'Raw-Data'.C6:'Raw-Data'.C12 'Raw-Data'.D2:'Raw-Data'.D2 'Raw-Data'.D6:'Raw-Data'.D12 'Raw-Data'.F2:'Raw-Data'.F2 'Raw-Data'.F6:'Raw-Data'.F12 'Raw-Data'.G2:'Raw-Data'.G2 'Raw-Data'.G6:'Raw-Data'.G12 'Raw-Data'.H2:'Raw-Data'.H2 'Raw-Data'.H6:'Raw-Data'.H12 'Raw-Data'.I2:'Raw-Data'.I2 'Raw-Data'.I6:'Raw-Data'.I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>
            <draw:frame table:end-cell-address="'Raw-Data'.H59" table:end-x="0.1031in" table:end-y="0.1622in" draw:z-index="2" draw:style-name="gr1" draw:text-style-name="P1" svg:width="6.9717in" svg:height="5.0362in" svg:x="0.1453in" svg:y="0.1681in">
              <draw:object draw:notify-on-update-of-ranges="'Raw-Data'.B3:'Raw-Data'.B13 'Raw-Data'.R2:'Raw-Data'.R2 'Raw-Data'.R3:'Raw-Data'.R12 'Raw-Data'.Q2:'Raw-Data'.Q2 'Raw-Data'.Q3:'Raw-Data'.Q12 'Raw-Data'.P2:'Raw-Data'.P2 'Raw-Data'.P3:'Raw-Data'.P12 'Raw-Data'.O2:'Raw-Data'.O2 'Raw-Data'.O3:'Raw-Data'.O12 'Raw-Data'.N2:'Raw-Data'.N2 'Raw-Data'.N3:'Raw-Data'.N12 'Raw-Data'.S2:'Raw-Data'.S2 'Raw-Data'.S3:'Raw-Data'.S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5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75" table:end-x="0.2693in" table:end-y="0.0811in" draw:z-index="1" draw:style-name="gr1" draw:text-style-name="P1" svg:width="8.4866in" svg:height="3.372in" svg:x="0.5465in" svg:y="0.1681in">
              <draw:object draw:notify-on-update-of-ranges="'Raw-Data'.A6:'Raw-Data'.B12 'Raw-Data'.K2:'Raw-Data'.K2 'Raw-Data'.K6:'Raw-Data'.K12 'Raw-Data'.L2:'Raw-Data'.L2 'Raw-Data'.L6:'Raw-Data'.L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2.I46" table:end-x="0.8697in" table:end-y="0.1618in" draw:z-index="0" draw:style-name="gr1" draw:text-style-name="P1" svg:width="7.3063in" svg:height="5.1736in" svg:x="0.0878in" svg:y="0.1343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1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0000-00-00T10:31:03.646047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1-18T12:30:30.693283863</dc:date>
    <meta:editing-duration>P7DT12H29M43S</meta:editing-duration>
    <meta:editing-cycles>243</meta:editing-cycles>
    <meta:generator>LibreOffice/4.1.6.2$Linux_X86_64 LibreOffice_project/410$Build-2</meta:generator>
    <meta:document-statistic meta:table-count="3" meta:cell-count="4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6cm" svg:height="9.318cm" xlink:href=".." xlink:type="simple" chart:class="chart:bar" chart:style-name="ch1">
        <chart:title svg:x="9.443cm" svg:y="0.322cm" chart:style-name="ch2">
          <text:p>All Defects</text:p>
        </chart:title>
        <chart:legend chart:legend-position="end" svg:x="17.048cm" svg:y="3.352cm" style:legend-expansion="high" chart:style-name="ch3"/>
        <chart:plot-area chart:style-name="ch4" table:cell-range-address="'Raw-Data'.B6:'Raw-Data'.D12 'Raw-Data'.C2:'Raw-Data'.D2 'Raw-Data'.F2:'Raw-Data'.I2 'Raw-Data'.F6:'Raw-Data'.I12" chart:data-source-has-labels="both" svg:x="0.872cm" svg:y="1.659cm" svg:width="15.332cm" svg:height="7.053cm">
          <chartooo:coordinate-region svg:x="1.679cm" svg:y="1.858cm" svg:width="14.525cm" svg:height="6.207cm"/>
          <chart:axis chart:dimension="x" chart:name="primary-x" chart:style-name="ch5" chartooo:axis-type="auto">
            <chartooo:date-scale/>
            <chart:categories table:cell-range-address="'Raw-Data'.B6:'Raw-Data'.B12"/>
          </chart:axis>
          <chart:axis chart:dimension="y" chart:name="primary-y" chart:style-name="ch6"/>
          <chart:series chart:style-name="ch7" chart:values-cell-range-address="'Raw-Data'.C6:'Raw-Data'.C12" chart:label-cell-address="'Raw-Data'.C2:'Raw-Data'.C2" chart:class="chart:bar">
            <chart:data-point chart:repeated="7"/>
          </chart:series>
          <chart:series chart:style-name="ch8" chart:values-cell-range-address="'Raw-Data'.D6:'Raw-Data'.D12" chart:label-cell-address="'Raw-Data'.D2:'Raw-Data'.D2" chart:class="chart:bar">
            <chart:data-point chart:repeated="7"/>
          </chart:series>
          <chart:series chart:style-name="ch9" chart:values-cell-range-address="'Raw-Data'.F6:'Raw-Data'.F12" chart:label-cell-address="'Raw-Data'.F2:'Raw-Data'.F2" chart:class="chart:bar">
            <chart:data-point chart:repeated="7"/>
          </chart:series>
          <chart:series chart:style-name="ch10" chart:values-cell-range-address="'Raw-Data'.G6:'Raw-Data'.G12" chart:label-cell-address="'Raw-Data'.G2:'Raw-Data'.G2" chart:class="chart:bar">
            <chart:data-point chart:repeated="7"/>
          </chart:series>
          <chart:series chart:style-name="ch11" chart:values-cell-range-address="'Raw-Data'.H6:'Raw-Data'.H12" chart:label-cell-address="'Raw-Data'.H2:'Raw-Data'.H2" chart:class="chart:bar">
            <chart:data-point chart:repeated="7"/>
          </chart:series>
          <chart:series chart:style-name="ch12" chart:values-cell-range-address="'Raw-Data'.I6:'Raw-Data'.I12" chart:label-cell-address="'Raw-Data'.I2:'Raw-Data'.I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07</text:p>
                <draw:g>
                  <svg:desc>'Raw-Data'.B6:'Raw-Data'.B12</svg:desc>
                </draw:g>
              </table:table-cell>
              <table:table-cell office:value-type="float" office:value="0">
                <text:p>0</text:p>
                <draw:g>
                  <svg:desc>'Raw-Data'.C6:'Raw-Data'.C12</svg:desc>
                </draw:g>
              </table:table-cell>
              <table:table-cell office:value-type="float" office:value="2">
                <text:p>2</text:p>
                <draw:g>
                  <svg:desc>'Raw-Data'.D6:'Raw-Data'.D12</svg:desc>
                </draw:g>
              </table:table-cell>
              <table:table-cell office:value-type="float" office:value="31">
                <text:p>31</text:p>
                <draw:g>
                  <svg:desc>'Raw-Data'.F6:'Raw-Data'.F12</svg:desc>
                </draw:g>
              </table:table-cell>
              <table:table-cell office:value-type="float" office:value="21">
                <text:p>21</text:p>
                <draw:g>
                  <svg:desc>'Raw-Data'.G6:'Raw-Data'.G12</svg:desc>
                </draw:g>
              </table:table-cell>
              <table:table-cell office:value-type="float" office:value="206">
                <text:p>206</text:p>
                <draw:g>
                  <svg:desc>'Raw-Data'.H6:'Raw-Data'.H12</svg:desc>
                </draw:g>
              </table:table-cell>
              <table:table-cell office:value-type="float" office:value="279">
                <text:p>279</text:p>
                <draw:g>
                  <svg:desc>'Raw-Data'.I6:'Raw-Data'.I12</svg:desc>
                </draw:g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55cm" svg:height="12.617cm" xlink:href=".." xlink:type="simple" chart:class="chart:circle" chart:style-name="ch1">
        <chart:title svg:x="7.302cm" svg:y="0.388cm" chart:style-name="ch2">
          <text:p>231 Closed Defects</text:p>
        </chart:title>
        <chart:legend chart:legend-position="end" svg:x="13.725cm" svg:y="3.768cm" style:legend-expansion="high" chart:style-name="ch3"/>
        <chart:plot-area chart:style-name="ch4" table:cell-range-address="Sheet2.A3:Sheet2.B12" chart:data-source-has-labels="column" svg:x="2.278cm" svg:y="2.549cm" svg:width="8.801cm" svg:height="8.802cm">
          <chartooo:coordinate-region svg:x="2.278cm" svg:y="1.631cm" svg:width="8.801cm" svg:height="10.639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8.566cm" xlink:href=".." xlink:type="simple" chart:class="chart:bar" chart:style-name="ch1">
        <chart:title svg:x="7.491cm" svg:y="0.009cm" chart:style-name="ch2">
          <text:p>New and Closed defects (weekly)</text:p>
        </chart:title>
        <chart:legend chart:legend-position="end" svg:x="18.047cm" svg:y="3.811cm" style:legend-expansion="high" chart:style-name="ch3"/>
        <chart:plot-area chart:style-name="ch4" table:cell-range-address="'Raw-Data'.A6:'Raw-Data'.B12 'Raw-Data'.K2:'Raw-Data'.L2 'Raw-Data'.K6:'Raw-Data'.L12" chart:data-source-has-labels="both" svg:x="1.144cm" svg:y="1.298cm" svg:width="16.208cm" svg:height="6.649cm">
          <chartooo:coordinate-region svg:x="1.765cm" svg:y="1.498cm" svg:width="15.587cm" svg:height="5.802cm"/>
          <chart:axis chart:dimension="x" chart:name="primary-x" chart:style-name="ch5" chartooo:axis-type="text">
            <chart:categories table:cell-range-address="'Raw-Data'.A6:'Raw-Data'.B12"/>
          </chart:axis>
          <chart:axis chart:dimension="y" chart:name="primary-y" chart:style-name="ch6"/>
          <chart:series chart:style-name="ch7" chart:values-cell-range-address="'Raw-Data'.K6:'Raw-Data'.K12" chart:label-cell-address="'Raw-Data'.K2:'Raw-Data'.K2" chart:class="chart:bar">
            <chart:data-point/>
            <chart:data-point chart:style-name="ch8"/>
            <chart:data-point chart:repeated="5"/>
          </chart:series>
          <chart:series chart:style-name="ch9" chart:values-cell-range-address="'Raw-Data'.L6:'Raw-Data'.L12" chart:label-cell-address="'Raw-Data'.L2:'Raw-Data'.L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07</text:p>
                <text:list>
                  <text:list-item>
                    <text:p/>
                  </text:list-item>
                  <text:list-item>
                    <text:p>12/07</text:p>
                  </text:list-item>
                </text:list>
                <draw:g>
                  <svg:desc>'Raw-Data'.A6:'Raw-Data'.B12</svg:desc>
                </draw:g>
              </table:table-cell>
              <table:table-cell office:value-type="float" office:value="6">
                <text:p>6</text:p>
                <draw:g>
                  <svg:desc>'Raw-Data'.K6:'Raw-Data'.K12</svg:desc>
                </draw:g>
              </table:table-cell>
              <table:table-cell office:value-type="float" office:value="3">
                <text:p>3</text:p>
                <draw:g>
                  <svg:desc>'Raw-Data'.L6:'Raw-Data'.L12</svg:desc>
                </draw:g>
              </table:table-cell>
            </table:table-row>
            <table:table-row>
              <table:table-cell office:value-type="string">
                <text:p>12/14</text:p>
                <text:list>
                  <text:list-item>
                    <text:p/>
                  </text:list-item>
                  <text:list-item>
                    <text:p>12/14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  <text:list>
                  <text:list-item>
                    <text:p/>
                  </text:list-item>
                  <text:list-item>
                    <text:p>12/21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  <text:list>
                  <text:list-item>
                    <text:p/>
                  </text:list-item>
                  <text:list-item>
                    <text:p>12/2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  <text:list>
                  <text:list-item>
                    <text:p/>
                  </text:list-item>
                  <text:list-item>
                    <text:p>01/04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  <text:list>
                  <text:list-item>
                    <text:p/>
                  </text:list-item>
                  <text:list-item>
                    <text:p>01/11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  <text:list>
                  <text:list-item>
                    <text:p/>
                  </text:list-item>
                  <text:list-item>
                    <text:p>01/18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12.793cm" xlink:href=".." xlink:type="simple" chart:class="chart:bar" chart:column-mapping="3 2 1 0" chart:style-name="ch1">
        <chart:title svg:x="5.605cm" svg:y="0.552cm" chart:style-name="ch2">
          <text:p>Open Defect by Severity (weekly)</text:p>
        </chart:title>
        <chart:legend chart:legend-position="end" svg:x="14.274cm" svg:y="5.089cm" style:legend-expansion="high" chart:style-name="ch3"/>
        <chart:plot-area chart:style-name="ch4" table:cell-range-address="'Raw-Data'.B3:'Raw-Data'.B13 'Raw-Data'.N2:'Raw-Data'.R12 'Raw-Data'.S2:'Raw-Data'.S13" chart:data-source-has-labels="both" svg:x="0.804cm" svg:y="1.935cm" svg:width="12.762cm" svg:height="10.183cm">
          <chartooo:coordinate-region svg:x="1.425cm" svg:y="2.134cm" svg:width="12.141cm" svg:height="9.337cm"/>
          <chart:axis chart:dimension="x" chart:name="primary-x" chart:style-name="ch5" chartooo:axis-type="auto">
            <chartooo:date-scale/>
            <chart:categories table:cell-range-address="'Raw-Data'.B3:'Raw-Data'.B13"/>
          </chart:axis>
          <chart:axis chart:dimension="y" chart:name="primary-y" chart:style-name="ch6"/>
          <chart:series chart:style-name="ch7" chart:values-cell-range-address="'Raw-Data'.R3:'Raw-Data'.R12" chart:label-cell-address="'Raw-Data'.R2:'Raw-Data'.R2" chart:class="chart:bar">
            <chart:data-point chart:repeated="10"/>
          </chart:series>
          <chart:series chart:style-name="ch8" chart:values-cell-range-address="'Raw-Data'.Q3:'Raw-Data'.Q12" chart:label-cell-address="'Raw-Data'.Q2:'Raw-Data'.Q2" chart:class="chart:bar">
            <chart:data-point chart:style-name="ch9"/>
            <chart:data-point chart:repeated="9"/>
          </chart:series>
          <chart:series chart:style-name="ch10" chart:values-cell-range-address="'Raw-Data'.P3:'Raw-Data'.P12" chart:label-cell-address="'Raw-Data'.P2:'Raw-Data'.P2" chart:class="chart:bar">
            <chart:data-point chart:repeated="10"/>
          </chart:series>
          <chart:series chart:style-name="ch11" chart:values-cell-range-address="'Raw-Data'.O3:'Raw-Data'.O12" chart:label-cell-address="'Raw-Data'.O2:'Raw-Data'.O2" chart:class="chart:bar">
            <chart:data-point chart:repeated="10"/>
          </chart:series>
          <chart:series chart:style-name="ch12" chart:values-cell-range-address="'Raw-Data'.N3:'Raw-Data'.N12" chart:label-cell-address="'Raw-Data'.N2:'Raw-Data'.N2" chart:class="chart:bar">
            <chart:data-point chart:repeated="10"/>
          </chart:series>
          <chart:series chart:style-name="ch13" chart:values-cell-range-address="'Raw-Data'.S3:'Raw-Data'.S13" chart:label-cell-address="'Raw-Data'.S2:'Raw-Data'.S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All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16</text:p>
                <draw:g>
                  <svg:desc>'Raw-Data'.B3:'Raw-Data'.B13</svg:desc>
                </draw:g>
              </table:table-cell>
              <table:table-cell office:value-type="float" office:value="NaN">
                <text:p>NaN</text:p>
                <draw:g>
                  <svg:desc>'Raw-Data'.R3:'Raw-Data'.R12</svg:desc>
                </draw:g>
              </table:table-cell>
              <table:table-cell office:value-type="float" office:value="71">
                <text:p>71</text:p>
                <draw:g>
                  <svg:desc>'Raw-Data'.Q3:'Raw-Data'.Q12</svg:desc>
                </draw:g>
              </table:table-cell>
              <table:table-cell office:value-type="float" office:value="NaN">
                <text:p>NaN</text:p>
                <draw:g>
                  <svg:desc>'Raw-Data'.P3:'Raw-Data'.P12</svg:desc>
                </draw:g>
              </table:table-cell>
              <table:table-cell office:value-type="float" office:value="NaN">
                <text:p>NaN</text:p>
                <draw:g>
                  <svg:desc>'Raw-Data'.O3:'Raw-Data'.O12</svg:desc>
                </draw:g>
              </table:table-cell>
              <table:table-cell office:value-type="float" office:value="NaN">
                <text:p>NaN</text:p>
                <draw:g>
                  <svg:desc>'Raw-Data'.N3:'Raw-Data'.N12</svg:desc>
                </draw:g>
              </table:table-cell>
              <table:table-cell office:value-type="float" office:value="71">
                <text:p>71</text:p>
                <draw:g>
                  <svg:desc>'Raw-Data'.S3:'Raw-Data'.S13</svg:desc>
                </draw:g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